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1in" style:type="right" style:leader-style="dotted" style:leader-text="."/>
        </style:tab-stops>
      </style:paragraph-properties>
    </style:style>
    <style:style style:name="P5" style:family="paragraph" style:parent-style-name="Contents_20_Heading">
      <style:text-properties style:font-name="Times New Roman" officeooo:rsid="004be918" officeooo:paragraph-rsid="004be918"/>
    </style:style>
    <style:style style:name="P6" style:family="paragraph" style:parent-style-name="Text_20_body">
      <style:text-properties style:font-name="Times New Roman" fo:language="ro" fo:country="RO" officeooo:rsid="0002a72b" officeooo:paragraph-rsid="0002a72b"/>
    </style:style>
    <style:style style:name="P7" style:family="paragraph" style:parent-style-name="Text_20_body">
      <style:paragraph-properties fo:break-before="page"/>
      <style:text-properties style:font-name="Times New Roman" fo:language="ro" fo:country="RO" officeooo:rsid="0002a72b" officeooo:paragraph-rsid="0002a72b"/>
    </style:style>
    <style:style style:name="P8" style:family="paragraph" style:parent-style-name="Text_20_body">
      <style:text-properties style:font-name="Times New Roman" fo:language="ro" fo:country="RO" officeooo:rsid="0002a72b" officeooo:paragraph-rsid="000cba01"/>
    </style:style>
    <style:style style:name="P9" style:family="paragraph" style:parent-style-name="Text_20_body">
      <style:text-properties style:font-name="Times New Roman" fo:language="ro" fo:country="RO" officeooo:rsid="0002a72b" officeooo:paragraph-rsid="000c0593"/>
    </style:style>
    <style:style style:name="P10" style:family="paragraph" style:parent-style-name="Text_20_body">
      <style:text-properties style:font-name="Times New Roman" fo:language="ro" fo:country="RO" officeooo:rsid="000565de" officeooo:paragraph-rsid="000565de"/>
    </style:style>
    <style:style style:name="P11" style:family="paragraph" style:parent-style-name="Text_20_body">
      <style:text-properties style:font-name="Times New Roman" fo:language="ro" fo:country="RO" officeooo:rsid="000565de" officeooo:paragraph-rsid="000cba01"/>
    </style:style>
    <style:style style:name="P12" style:family="paragraph" style:parent-style-name="Text_20_body">
      <style:text-properties style:font-name="Times New Roman" fo:language="ro" fo:country="RO" officeooo:paragraph-rsid="0002a72b"/>
    </style:style>
    <style:style style:name="P13" style:family="paragraph" style:parent-style-name="Text_20_body">
      <style:text-properties style:font-name="Times New Roman" fo:language="ro" fo:country="RO" officeooo:paragraph-rsid="000565de"/>
    </style:style>
    <style:style style:name="P14" style:family="paragraph" style:parent-style-name="Text_20_body">
      <style:text-properties style:font-name="Times New Roman" fo:language="ro" fo:country="RO" officeooo:paragraph-rsid="000914fe"/>
    </style:style>
    <style:style style:name="P15" style:family="paragraph" style:parent-style-name="Text_20_body">
      <style:text-properties style:font-name="Times New Roman" fo:language="ro" fo:country="RO" officeooo:paragraph-rsid="000c0593"/>
    </style:style>
    <style:style style:name="P16" style:family="paragraph" style:parent-style-name="Text_20_body">
      <style:text-properties style:font-name="Times New Roman" fo:language="ro" fo:country="RO" officeooo:paragraph-rsid="000cba01"/>
    </style:style>
    <style:style style:name="P17" style:family="paragraph" style:parent-style-name="Text_20_body">
      <style:text-properties style:font-name="Times New Roman" fo:language="ro" fo:country="RO" officeooo:paragraph-rsid="000e5005"/>
    </style:style>
    <style:style style:name="P18" style:family="paragraph" style:parent-style-name="Text_20_body">
      <style:text-properties style:font-name="Times New Roman" fo:language="ro" fo:country="RO" officeooo:rsid="005e0146" officeooo:paragraph-rsid="005e0146"/>
    </style:style>
    <style:style style:name="P19" style:family="paragraph" style:parent-style-name="Title">
      <style:text-properties style:font-name="Times New Roman" fo:language="ro" fo:country="RO" officeooo:rsid="005e0146" officeooo:paragraph-rsid="005e0146"/>
    </style:style>
    <style:style style:name="P20" style:family="paragraph" style:parent-style-name="Text_20_body">
      <style:text-properties style:font-name="Times New Roman" fo:language="ro" fo:country="RO" officeooo:rsid="005e87b0" officeooo:paragraph-rsid="005e87b0"/>
    </style:style>
    <style:style style:name="P21" style:family="paragraph" style:parent-style-name="Text_20_body">
      <style:paragraph-properties fo:line-height="100%"/>
      <style:text-properties style:font-name="Times New Roman" fo:language="ro" fo:country="RO" officeooo:paragraph-rsid="0002a72b"/>
    </style:style>
    <style:style style:name="P22" style:family="paragraph" style:parent-style-name="Text_20_body">
      <style:text-properties style:font-name="Times New Roman" fo:language="ro" fo:country="RO" officeooo:rsid="000479ca" officeooo:paragraph-rsid="000479ca"/>
    </style:style>
    <style:style style:name="P23" style:family="paragraph" style:parent-style-name="Text_20_body">
      <style:paragraph-properties fo:line-height="100%"/>
      <style:text-properties style:font-name="Times New Roman" fo:language="ro" fo:country="RO" officeooo:rsid="000479ca" officeooo:paragraph-rsid="000479ca"/>
    </style:style>
    <style:style style:name="P24" style:family="paragraph" style:parent-style-name="Text_20_body">
      <style:text-properties style:font-name="Times New Roman" fo:language="ro" fo:country="RO" officeooo:rsid="000e5005" officeooo:paragraph-rsid="000e5005"/>
    </style:style>
    <style:style style:name="P25" style:family="paragraph" style:parent-style-name="Text_20_body">
      <style:paragraph-properties fo:line-height="100%"/>
      <style:text-properties style:font-name="Times New Roman" fo:language="ro" fo:country="RO" officeooo:rsid="004a8afc" officeooo:paragraph-rsid="0002a72b"/>
    </style:style>
    <style:style style:name="P26" style:family="paragraph" style:parent-style-name="Text_20_body">
      <style:text-properties style:font-name="Times New Roman" fo:language="ro" fo:country="RO" officeooo:rsid="004a8afc" officeooo:paragraph-rsid="0002a72b"/>
    </style:style>
    <style:style style:name="P27" style:family="paragraph" style:parent-style-name="Text_20_body">
      <style:text-properties style:font-name="Times New Roman" fo:language="ro" fo:country="RO" officeooo:rsid="00042a32" officeooo:paragraph-rsid="0002a72b"/>
    </style:style>
    <style:style style:name="P28" style:family="paragraph" style:parent-style-name="Text_20_body">
      <style:paragraph-properties fo:line-height="100%"/>
      <style:text-properties style:font-name="Times New Roman" fo:language="ro" fo:country="RO" officeooo:rsid="00042a32" officeooo:paragraph-rsid="000edb43"/>
    </style:style>
    <style:style style:name="P29" style:family="paragraph" style:parent-style-name="Text_20_body">
      <style:text-properties style:font-name="Times New Roman" fo:language="ro" fo:country="RO" officeooo:rsid="00042a32" officeooo:paragraph-rsid="000edb43"/>
    </style:style>
    <style:style style:name="P30" style:family="paragraph" style:parent-style-name="Text_20_body">
      <style:text-properties style:font-name="Times New Roman" fo:language="ro" fo:country="RO" officeooo:rsid="001265d9" officeooo:paragraph-rsid="000565de"/>
    </style:style>
    <style:style style:name="P31" style:family="paragraph" style:parent-style-name="Text_20_body">
      <style:paragraph-properties fo:line-height="100%"/>
      <style:text-properties style:font-name="Times New Roman" fo:language="ro" fo:country="RO" officeooo:rsid="001f5297" officeooo:paragraph-rsid="001f5297"/>
    </style:style>
    <style:style style:name="P32" style:family="paragraph" style:parent-style-name="Text_20_body">
      <style:text-properties fo:language="ro" fo:country="RO" officeooo:paragraph-rsid="000565de"/>
    </style:style>
    <style:style style:name="P33" style:family="paragraph" style:parent-style-name="Text_20_body">
      <style:text-properties fo:language="ro" fo:country="RO" officeooo:paragraph-rsid="001265d9"/>
    </style:style>
    <style:style style:name="P34" style:family="paragraph" style:parent-style-name="Text_20_body">
      <style:paragraph-properties fo:line-height="100%"/>
      <style:text-properties fo:language="ro" fo:country="RO" officeooo:paragraph-rsid="000565de"/>
    </style:style>
    <style:style style:name="P35" style:family="paragraph" style:parent-style-name="Text_20_body">
      <style:paragraph-properties fo:line-height="100%"/>
      <style:text-properties fo:language="ro" fo:country="RO" officeooo:paragraph-rsid="001265d9"/>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line-height="100%"/>
      <style:text-properties officeooo:rsid="001f5297" officeooo:paragraph-rsid="001f5297"/>
    </style:style>
    <style:style style:name="P92" style:family="paragraph" style:parent-style-name="Text_20_body">
      <style:paragraph-properties fo:line-height="100%"/>
      <style:text-properties officeooo:paragraph-rsid="0002a72b"/>
    </style:style>
    <style:style style:name="P93" style:family="paragraph" style:parent-style-name="Text_20_body">
      <style:paragraph-properties fo:line-height="100%"/>
      <style:text-properties officeooo:paragraph-rsid="000e5005"/>
    </style:style>
    <style:style style:name="P94" style:family="paragraph" style:parent-style-name="Text_20_body">
      <style:text-properties officeooo:paragraph-rsid="006290e5"/>
    </style:style>
    <style:style style:name="P95" style:family="paragraph" style:parent-style-name="Heading_20_1">
      <style:text-properties style:font-name="Times New Roman" fo:language="ro" fo:country="RO" officeooo:rsid="0002a72b" officeooo:paragraph-rsid="0002a72b"/>
    </style:style>
    <style:style style:name="P96" style:family="paragraph" style:parent-style-name="Heading_20_1">
      <style:text-properties style:font-name="Times New Roman" fo:language="ro" fo:country="RO" officeooo:rsid="0002a72b" officeooo:paragraph-rsid="000cba01"/>
    </style:style>
    <style:style style:name="P97" style:family="paragraph" style:parent-style-name="Heading_20_1">
      <style:text-properties officeooo:paragraph-rsid="0002a72b"/>
    </style:style>
    <style:style style:name="P98" style:family="paragraph" style:parent-style-name="Heading_20_2">
      <style:text-properties style:font-name="Times New Roman" fo:language="ro" fo:country="RO" officeooo:rsid="000479ca" officeooo:paragraph-rsid="000479ca"/>
    </style:style>
    <style:style style:name="P99" style:family="paragraph" style:parent-style-name="Heading_20_2">
      <style:text-properties style:font-name="Times New Roman" fo:language="ro" fo:country="RO" officeooo:rsid="000565de" officeooo:paragraph-rsid="000565de"/>
    </style:style>
    <style:style style:name="P100" style:family="paragraph" style:parent-style-name="Heading_20_2">
      <style:text-properties fo:language="ro" fo:country="RO" officeooo:paragraph-rsid="000565de"/>
    </style:style>
    <style:style style:name="P101" style:family="paragraph" style:parent-style-name="Heading_20_3">
      <style:text-properties style:font-name="Times New Roman" fo:language="ro" fo:country="RO" officeooo:rsid="000565de" officeooo:paragraph-rsid="000565de"/>
    </style:style>
    <style:style style:name="P102" style:family="paragraph" style:parent-style-name="Heading_20_3">
      <style:text-properties style:font-name="Times New Roman" fo:language="ro" fo:country="RO" officeooo:rsid="000565de" officeooo:paragraph-rsid="000914fe"/>
    </style:style>
    <style:style style:name="P103" style:family="paragraph" style:parent-style-name="Heading_20_3">
      <style:text-properties style:font-name="Times New Roman" fo:language="ro" fo:country="RO" officeooo:rsid="000565de" officeooo:paragraph-rsid="000c0593"/>
    </style:style>
    <style:style style:name="P104" style:family="paragraph" style:parent-style-name="Heading_20_3">
      <style:text-properties style:font-name="Times New Roman" fo:language="ro" fo:country="RO" officeooo:rsid="000565de" officeooo:paragraph-rsid="000cba01"/>
    </style:style>
    <style:style style:name="P105" style:family="paragraph" style:parent-style-name="Heading_20_3">
      <style:text-properties style:font-name="Times New Roman" fo:language="ro" fo:country="RO" officeooo:rsid="000e5005" officeooo:paragraph-rsid="000e5005"/>
    </style:style>
    <style:style style:name="T1" style:family="text">
      <style:text-properties officeooo:rsid="00042a32"/>
    </style:style>
    <style:style style:name="T2" style:family="text">
      <style:text-properties style:font-name="Times New Roman" officeooo:rsid="000565de"/>
    </style:style>
    <style:style style:name="T3" style:family="text">
      <style:text-properties style:font-name="Times New Roman" officeooo:rsid="0017bdc2"/>
    </style:style>
    <style:style style:name="T4" style:family="text">
      <style:text-properties style:font-name="Times New Roman" fo:language="ro" fo:country="RO"/>
    </style:style>
    <style:style style:name="T5" style:family="text">
      <style:text-properties style:font-name="Times New Roman" fo:language="ro" fo:country="RO" officeooo:rsid="000e5005"/>
    </style:style>
    <style:style style:name="T6" style:family="text">
      <style:text-properties style:font-name="Times New Roman" fo:language="ro" fo:country="RO" officeooo:rsid="00042a32"/>
    </style:style>
    <style:style style:name="T7" style:family="text">
      <style:text-properties style:font-name="Times New Roman" fo:language="ro" fo:country="RO" officeooo:rsid="0002a72b"/>
    </style:style>
    <style:style style:name="T8" style:family="text">
      <style:text-properties style:font-name="Times New Roman" fo:language="ro" fo:country="RO" officeooo:rsid="004a8afc"/>
    </style:style>
    <style:style style:name="T9" style:family="text">
      <style:text-properties style:font-name="Times New Roman" fo:language="ro" fo:country="RO" officeooo:rsid="006290e5"/>
    </style:style>
    <style:style style:name="T10" style:family="text">
      <style:text-properties style:font-name="Times New Roman" fo:language="ro" fo:country="RO" officeooo:rsid="0063ad07"/>
    </style:style>
    <style:style style:name="T11" style:family="text">
      <style:text-properties officeooo:rsid="000914fe"/>
    </style:style>
    <style:style style:name="T12" style:family="text">
      <style:text-properties officeooo:rsid="000a7b32"/>
    </style:style>
    <style:style style:name="T13" style:family="text">
      <style:text-properties officeooo:rsid="000c0593"/>
    </style:style>
    <style:style style:name="T14" style:family="text">
      <style:text-properties officeooo:rsid="000cba01"/>
    </style:style>
    <style:style style:name="T15" style:family="text">
      <style:text-properties officeooo:rsid="000e150b"/>
    </style:style>
    <style:style style:name="T16" style:family="text">
      <style:text-properties officeooo:rsid="0012bb85"/>
    </style:style>
    <style:style style:name="T17" style:family="text">
      <style:text-properties officeooo:rsid="00140196"/>
    </style:style>
    <style:style style:name="T18" style:family="text">
      <style:text-properties officeooo:rsid="0017bdc2"/>
    </style:style>
    <style:style style:name="T19" style:family="text">
      <style:text-properties officeooo:rsid="001beba4"/>
    </style:style>
    <style:style style:name="T20" style:family="text">
      <style:text-properties officeooo:rsid="00211401"/>
    </style:style>
    <style:style style:name="T21" style:family="text">
      <style:text-properties officeooo:rsid="00257c85"/>
    </style:style>
    <style:style style:name="T22" style:family="text">
      <style:text-properties officeooo:rsid="002657c1"/>
    </style:style>
    <style:style style:name="T23" style:family="text">
      <style:text-properties officeooo:rsid="002bb57e"/>
    </style:style>
    <style:style style:name="T24" style:family="text">
      <style:text-properties officeooo:rsid="002d9033"/>
    </style:style>
    <style:style style:name="T25" style:family="text">
      <style:text-properties officeooo:rsid="002ef0aa"/>
    </style:style>
    <style:style style:name="T26" style:family="text">
      <style:text-properties officeooo:rsid="00314171"/>
    </style:style>
    <style:style style:name="T27" style:family="text">
      <style:text-properties officeooo:rsid="0031d0ed"/>
    </style:style>
    <style:style style:name="T28" style:family="text">
      <style:text-properties officeooo:rsid="0032dbac"/>
    </style:style>
    <style:style style:name="T29" style:family="text">
      <style:text-properties officeooo:rsid="0033880b"/>
    </style:style>
    <style:style style:name="T30" style:family="text">
      <style:text-properties officeooo:rsid="003c8f5c"/>
    </style:style>
    <style:style style:name="T31" style:family="text">
      <style:text-properties officeooo:rsid="003d6d95"/>
    </style:style>
    <style:style style:name="T32" style:family="text">
      <style:text-properties officeooo:rsid="003da615"/>
    </style:style>
    <style:style style:name="T33" style:family="text">
      <style:text-properties officeooo:rsid="00434ee3"/>
    </style:style>
    <style:style style:name="T34" style:family="text">
      <style:text-properties officeooo:rsid="0044e643"/>
    </style:style>
    <style:style style:name="T35" style:family="text">
      <style:text-properties officeooo:rsid="00465bb8"/>
    </style:style>
    <style:style style:name="T36" style:family="text">
      <style:text-properties officeooo:rsid="004695e7"/>
    </style:style>
    <style:style style:name="T37" style:family="text">
      <style:text-properties officeooo:rsid="00490da6"/>
    </style:style>
    <style:style style:name="T38" style:family="text">
      <style:text-properties officeooo:rsid="0063ad07"/>
    </style:style>
    <style:style style:name="T39" style:family="text">
      <style:text-properties officeooo:rsid="0063b394"/>
    </style:style>
    <style:style style:name="T40" style:family="text">
      <style:text-properties officeooo:rsid="006620d5"/>
    </style:style>
    <style:style style:name="T41" style:family="text">
      <style:text-properties officeooo:rsid="0067a7c9"/>
    </style:style>
    <style:style style:name="T42" style:family="text">
      <style:text-properties officeooo:rsid="0069706f"/>
    </style:style>
    <style:style style:name="T43" style:family="text">
      <style:text-properties officeooo:rsid="006a35af"/>
    </style:style>
    <style:style style:name="T44" style:family="text">
      <style:text-properties officeooo:rsid="006af57b"/>
    </style:style>
    <style:style style:name="T45" style:family="text">
      <style:text-properties officeooo:rsid="006b2a19"/>
    </style:style>
    <style:style style:name="T46" style:family="text">
      <style:text-properties officeooo:rsid="006b585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uneWave</text:p>
      <text:p text:style-name="P18"><text:tab/><text:tab/><text:tab/><text:tab/><text:tab/><text:tab/><text:tab/>Aplicația ta de redare MP3</text:p>
      <text:p text:style-name="P18"/>
      <text:p text:style-name="P18"/>
      <text:p text:style-name="P18"/>
      <text:p text:style-name="P18"/>
      <text:p text:style-name="P18">Realizat de:</text:p>
      <text:p text:style-name="P18">Dancău Rareș-Andrei, 1308A</text:p>
      <text:p text:style-name="P18"/>
      <text:p text:style-name="P20">Notă: Acesta este un proiect separat de proiectul pe care-l fac în echipă.</text:p>
      <text:p text:style-name="P6"/>
      <text:p text:style-name="P94"><text:span text:style-name="T9">De făcut: Diagrame UML, </text:span><text:span text:style-name="T10">m</text:span>odul de utilizare a programului, <text:span text:style-name="T38">capturi ecr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Cuprins</text:p>
          </text:index-title>
          <text:p text:style-name="P2"><text:a xlink:type="simple" xlink:href="#__RefHeading___Toc159_3943002874" text:style-name="Index_20_Link" text:visited-style-name="Index_20_Link">Cuprins<text:tab/>2</text:a></text:p>
          <text:p text:style-name="P2"><text:a xlink:type="simple" xlink:href="#__RefHeading___Toc161_3943002874" text:style-name="Index_20_Link" text:visited-style-name="Index_20_Link">1. Scopul documentului<text:tab/>2</text:a></text:p>
          <text:p text:style-name="P2"><text:a xlink:type="simple" xlink:href="#__RefHeading___Toc163_3943002874" text:style-name="Index_20_Link" text:visited-style-name="Index_20_Link">2. Prezentare generală a documentului<text:tab/>2</text:a></text:p>
          <text:p text:style-name="P2"><text:a xlink:type="simple" xlink:href="#__RefHeading___Toc165_3943002874" text:style-name="Index_20_Link" text:visited-style-name="Index_20_Link">3. Descriere generală a produsului<text:tab/>3</text:a></text:p>
          <text:p text:style-name="P3"><text:a xlink:type="simple" xlink:href="#__RefHeading___Toc167_3943002874" text:style-name="Index_20_Link" text:visited-style-name="Index_20_Link">3.1. Situația curentă<text:tab/>3</text:a></text:p>
          <text:p text:style-name="P3"><text:a xlink:type="simple" xlink:href="#__RefHeading___Toc169_3943002874" text:style-name="Index_20_Link" text:visited-style-name="Index_20_Link">3.2. Scopul produsului<text:tab/>3</text:a></text:p>
          <text:p text:style-name="P3"><text:a xlink:type="simple" xlink:href="#__RefHeading___Toc171_3943002874" text:style-name="Index_20_Link" text:visited-style-name="Index_20_Link">3.3. Contextul produsului<text:tab/>3</text:a></text:p>
          <text:p text:style-name="P3"><text:a xlink:type="simple" xlink:href="#__RefHeading___Toc173_3943002874" text:style-name="Index_20_Link" text:visited-style-name="Index_20_Link">3.4 Beneficii<text:tab/>4</text:a></text:p>
          <text:p text:style-name="P2"><text:a xlink:type="simple" xlink:href="#__RefHeading___Toc175_3943002874" text:style-name="Index_20_Link" text:visited-style-name="Index_20_Link">4. Cerinte funcționale<text:tab/>4</text:a></text:p>
          <text:p text:style-name="P3"><text:a xlink:type="simple" xlink:href="#__RefHeading___Toc177_3943002874" text:style-name="Index_20_Link" text:visited-style-name="Index_20_Link">4.1. Actori<text:tab/>4</text:a></text:p>
          <text:p text:style-name="P3"><text:a xlink:type="simple" xlink:href="#__RefHeading___Toc179_3943002874" text:style-name="Index_20_Link" text:visited-style-name="Index_20_Link">4.2. Cazuri de utilizare<text:tab/>4</text:a></text:p>
          <text:p text:style-name="P4"><text:a xlink:type="simple" xlink:href="#__RefHeading___Toc181_3943002874" text:style-name="Index_20_Link" text:visited-style-name="Index_20_Link">4.2.1. Redarea unui fișier mp3 individual<text:tab/>4</text:a></text:p>
          <text:p text:style-name="P4"><text:a xlink:type="simple" xlink:href="#__RefHeading___Toc183_3943002874" text:style-name="Index_20_Link" text:visited-style-name="Index_20_Link">4.2.2. Redarea unui playlist<text:tab/>5</text:a></text:p>
          <text:p text:style-name="P4"><text:a xlink:type="simple" xlink:href="#__RefHeading___Toc185_3943002874" text:style-name="Index_20_Link" text:visited-style-name="Index_20_Link">4.2.3. Redarea unui post radio<text:tab/>6</text:a></text:p>
          <text:p text:style-name="P4"><text:a xlink:type="simple" xlink:href="#__RefHeading___Toc187_3943002874" text:style-name="Index_20_Link" text:visited-style-name="Index_20_Link">4.2.4. Crearea unui playlist<text:tab/>6</text:a></text:p>
          <text:p text:style-name="P4"><text:a xlink:type="simple" xlink:href="#__RefHeading___Toc189_3943002874" text:style-name="Index_20_Link" text:visited-style-name="Index_20_Link">4.2.5. Modificarea unui playlist existent<text:tab/>7</text:a></text:p>
          <text:p text:style-name="P2"><text:a xlink:type="simple" xlink:href="#__RefHeading___Toc191_3943002874" text:style-name="Index_20_Link" text:visited-style-name="Index_20_Link">5. Cerinte nefuncționale<text:tab/>8</text:a></text:p>
          <text:p text:style-name="P4"><text:a xlink:type="simple" xlink:href="#__RefHeading___Toc193_3943002874" text:style-name="Index_20_Link" text:visited-style-name="Index_20_Link">5.1. Cerințe pentru interfața cu utilizatorul<text:tab/>8</text:a></text:p>
          <text:p text:style-name="P4"><text:a xlink:type="simple" xlink:href="#__RefHeading___Toc195_3943002874" text:style-name="Index_20_Link" text:visited-style-name="Index_20_Link">5.2. Cerințe de performanță<text:tab/>8</text:a></text:p>
        </text:index-body>
      </text:table-of-content>
      <text:p text:style-name="P6"/>
      <text:h text:style-name="P95" text:outline-level="1" text:is-list-header="true"/>
      <text:p text:style-name="P7"/>
      <text:h text:style-name="P95" text:outline-level="1" text:is-list-header="true"><text:bookmark-start text:name="__RefHeading___Toc161_3943002874"/><text:span text:style-name="T1">1. </text:span>Scopul documentului<text:bookmark-end text:name="__RefHeading___Toc161_3943002874"/></text:h>
      <text:p text:style-name="P6"/>
      <text:p text:style-name="P21"><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12"/>
      <text:h text:style-name="P95" text:outline-level="1"><text:bookmark-start text:name="__RefHeading___Toc163_3943002874"/><text:span text:style-name="T1">2. </text:span>Prezentare generală a documentului<text:bookmark-end text:name="__RefHeading___Toc163_3943002874"/></text:h>
      <text:p text:style-name="P6"/>
      <text:p text:style-name="P92"><text:span text:style-name="T7"><text:tab/></text:span><text:span text:style-name="T8">Restul documentului SRS este format din trei capitole, primul oferă o descriere generală a produsului software despre situația pe care dorește să o rezolve, scopul proiectului, contextul și beneficiile sale.</text:span></text:p>
      <text:p text:style-name="P25"><text:tab/>Al doilea capitol descrie cerințele funcționale pe care trebuie să le îndeplinească aplicația. Descrie utilizatorul ce folosește aplicația și cazurile de utilizare.</text:p>
      <text:p text:style-name="P25"><text:tab/>Al treilea capitol descrie cerințele ce nu se referă la funcționalitatea de bază, dar sunt importante pentru utilizare, cum ar fi interfața cu utilizatorul și performanța.</text:p>
      <text:p text:style-name="P26"/>
      <text:h text:style-name="P97" text:outline-level="1" text:is-list-header="true"><text:bookmark-start text:name="__RefHeading___Toc165_3943002874"/><text:span text:style-name="T6">3. </text:span><text:span text:style-name="T7">Descriere generală a </text:span><text:span text:style-name="T6">produsului</text:span><text:bookmark-end text:name="__RefHeading___Toc165_3943002874"/></text:h>
      <text:p text:style-name="P27"/>
      <text:h text:style-name="P98" text:outline-level="2" text:is-list-header="true"><text:bookmark-start text:name="__RefHeading___Toc167_3943002874"/>3.1. Situația curentă<text:bookmark-end text:name="__RefHeading___Toc167_3943002874"/></text:h>
      <text:p text:style-name="P22"/>
      <text:p text:style-name="P28"><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p>
      <text:p text:style-name="P28"><text:tab/>Prin utilizarea MP3 player-ului propus, utilizatorii vor putea avea toate aceste caracteristici integrate într-<text:span text:style-name="T40">o singură aplicație </text:span>ușor de utilizat. <text:span text:style-name="T40">Aplicația</text:span> va permite utilizatorilor să încarce și să red<text:span text:style-name="T40">ea</text:span>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text:span text:style-name="T40">aplicația TuneWave.</text:span></text:p>
      <text:p text:style-name="P28"><text:soft-page-break/><text:tab/>Prin eliminarea nevoii de a utiliza mai multe dispozitive și aplicații separate, <text:span text:style-name="T41">TuneWave</text:span> își propune să ofere utilizatorilor o experiență de utilizare simplificată și eficientă în domeniul redării fișierelor muzicale. Astfel, utilizatorii vor avea o soluție all-in-one pentru a <text:span text:style-name="T42">se</text:span> bucura de muzică într-un mod <text:span text:style-name="T43">facil.</text:span></text:p>
      <text:p text:style-name="P29"/>
      <text:h text:style-name="P98" text:outline-level="2"><text:bookmark-start text:name="__RefHeading___Toc169_3943002874"/>3.2. Scopul produsului<text:bookmark-end text:name="__RefHeading___Toc169_3943002874"/></text:h>
      <text:p text:style-name="P22"/>
      <text:p text:style-name="P23">Scopul <text:span text:style-name="T44">TuneWave</text:span> este de a oferi utilizatorilor o platformă integrat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p>
      <text:p text:style-name="P22"/>
      <text:h text:style-name="P99" text:outline-level="2"><text:bookmark-start text:name="__RefHeading___Toc171_3943002874"/>3.3. Contextul produsului<text:bookmark-end text:name="__RefHeading___Toc171_3943002874"/></text:h>
      <text:p text:style-name="P10"/>
      <text:p text:style-name="P34"><text:span text:style-name="T44">TuneWave</text:span>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32"/>
      <text:h text:style-name="P99" text:outline-level="2"><text:bookmark-start text:name="__RefHeading___Toc173_3943002874"/>3.4 Beneficii<text:bookmark-end text:name="__RefHeading___Toc173_3943002874"/></text:h>
      <text:p text:style-name="P10"/>
      <text:p text:style-name="P34">În ansamblu, <text:span text:style-name="T45">TuneWave</text:span> oferă utilizatorilor o experiență comodă și personalizată în redarea și gestionarea muzicii, aducând beneficii precum accesul simplificat la muzică, organizarea eficientă și posibilitatea de a crea o experiență de ascultare personalizată.</text:p>
      <text:p text:style-name="P32"/>
      <text:h text:style-name="P95" text:outline-level="1"><text:bookmark-start text:name="__RefHeading___Toc175_3943002874"/><text:span text:style-name="T1">4. </text:span>Cerinte func<text:span text:style-name="T17">ț</text:span>ionale<text:bookmark-end text:name="__RefHeading___Toc175_3943002874"/></text:h>
      <text:p text:style-name="P6"/>
      <text:h text:style-name="P99" text:outline-level="2"><text:bookmark-start text:name="__RefHeading___Toc177_3943002874"/>4.1. Actori<text:bookmark-end text:name="__RefHeading___Toc177_3943002874"/></text:h>
      <text:p text:style-name="P30"/>
      <text:p text:style-name="P35"><text:soft-page-break/><text:span text:style-name="T16">Utilizatorul e</text:span>ste principalul actor și reprezintă persoana care utilizează aplicația <text:span text:style-name="T46">TuneWave</text:span> pentru a reda, gestiona și interacționa cu fișierele MP3, playlist-urile și posturile de radio. Utilizatorul poate crea playlist-uri, adăuga sau șterge fișiere MP3 <text:span text:style-name="T46">din acestea</text:span>, reda și opri redarea muzicii, controla volumul și alte setări audio etc.</text:p>
      <text:p text:style-name="P33"/>
      <text:h text:style-name="P100" text:outline-level="2" text:is-list-header="true"><text:bookmark-start text:name="__RefHeading___Toc179_3943002874"/><text:span text:style-name="T2">4.</text:span><text:span text:style-name="T3">2</text:span><text:span text:style-name="T2">. Cazuri de utilizare</text:span><text:bookmark-end text:name="__RefHeading___Toc179_3943002874"/></text:h>
      <text:p text:style-name="P10"/>
      <text:h text:style-name="P101" text:outline-level="3"><text:bookmark-start text:name="__RefHeading___Toc181_3943002874"/>4.<text:span text:style-name="T18">2</text:span>.1. Redarea unui fișier mp3 individual<text:bookmark-end text:name="__RefHeading___Toc181_3943002874"/></text:h>
      <text:p text:style-name="P13"/>
      <table:table table:name="Table1" table:style-name="Table1" table:template-name="Default Style">
        <table:table-column table:style-name="Table1.A"/>
        <table:table-column table:style-name="Table1.B"/>
        <table:table-row>
          <table:table-cell table:style-name="Table1.A1" office:value-type="string">
            <text:p text:style-name="P36">Numele cazului de utilizare:</text:p>
          </table:table-cell>
          <table:table-cell table:style-name="Table1.B1" office:value-type="string">
            <text:p text:style-name="P49">Redarea unui fișier mp3 individual</text:p>
          </table:table-cell>
        </table:table-row>
        <table:table-row>
          <table:table-cell table:style-name="Table1.A2" office:value-type="string">
            <text:p text:style-name="P36">Rezumat:</text:p>
          </table:table-cell>
          <table:table-cell table:style-name="Table1.B2" office:value-type="string">
            <text:p text:style-name="P50">Această operație permite unui utilizator să redea un fișier mp3 individual.</text:p>
          </table:table-cell>
        </table:table-row>
        <table:table-row>
          <table:table-cell table:style-name="Table1.A2" office:value-type="string">
            <text:p text:style-name="P36">Prioritate:</text:p>
          </table:table-cell>
          <table:table-cell table:style-name="Table1.B2" office:value-type="string">
            <text:p text:style-name="P51">Crucială</text:p>
          </table:table-cell>
        </table:table-row>
        <table:table-row>
          <table:table-cell table:style-name="Table1.A2" office:value-type="string">
            <text:p text:style-name="P36">Declanșator:</text:p>
          </table:table-cell>
          <table:table-cell table:style-name="Table1.B2" office:value-type="string">
            <text:p text:style-name="P53">Utilizatorul decide să redea un fișier mp3 individual.</text:p>
          </table:table-cell>
        </table:table-row>
        <table:table-row>
          <table:table-cell table:style-name="Table1.A2" office:value-type="string">
            <text:p text:style-name="P36">Precondiție:</text:p>
          </table:table-cell>
          <table:table-cell table:style-name="Table1.B2" office:value-type="string">
            <text:p text:style-name="P58">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36">Calea standard:</text:p>
          </table:table-cell>
          <table:table-cell table:style-name="Table1.B2" office:value-type="string">
            <text:p text:style-name="P62">1. Utilizatorul deschide aplicația.</text:p>
            <text:p text:style-name="P62">2. Utilizatorul <text:span text:style-name="T26">apasă pe Meniu.</text:span></text:p>
            <text:p text:style-name="P67">3. Utilizatorul apasă pe Deschidere fisier.</text:p>
            <text:p text:style-name="P67">4. Utilizatorul selectă un fișier mp3 în dialog.</text:p>
            <text:p text:style-name="P67">5. Se începe redarea <text:span text:style-name="T27">fișierului selectat.</text:span></text:p>
          </table:table-cell>
        </table:table-row>
        <table:table-row>
          <table:table-cell table:style-name="Table1.A2" office:value-type="string">
            <text:p text:style-name="P36">Parcurgere alternativă:</text:p>
          </table:table-cell>
          <table:table-cell table:style-name="Table1.B2" office:value-type="string">
            <text:p text:style-name="P46">Nu există</text:p>
          </table:table-cell>
        </table:table-row>
        <table:table-row>
          <table:table-cell table:style-name="Table1.A2" office:value-type="string">
            <text:p text:style-name="P36">Post condiție:</text:p>
          </table:table-cell>
          <table:table-cell table:style-name="Table1.B2" office:value-type="string">
            <text:p text:style-name="P40">Fișierul MP3 este redat cu succes, iar utilizatorul poate auzi muzica asociată fișierului selectat.</text:p>
          </table:table-cell>
        </table:table-row>
        <table:table-row>
          <table:table-cell table:style-name="Table1.A2" office:value-type="string">
            <text:p text:style-name="P42">Calea cu excepții:</text:p>
          </table:table-cell>
          <table:table-cell table:style-name="Table1.B2" office:value-type="string">
            <text:p text:style-name="P40"><text:span text:style-name="T28">1. </text:span>În cazul în care utilizatorul întrerupe manual redarea fișierului MP3 înainte de finalizare <text:span text:style-name="T19">sau trece în altă stare,</text:span> aplicația oprește redarea și utilizatorul revine la starea inițială, fiind pregătit pentru a reda alt fișier MP3 sau a efectua alte acțiuni în aplicație.</text:p>
            <text:p text:style-name="P68">2. În cazul <text:span text:style-name="T29">în care nu se selectează un fișier mp3 și se închide dialogul, se revine în starea inițială.</text:span></text:p>
            <text:p text:style-name="P73">3. Dacă apar alte excepții în program, va fi afișat un MessageBox ce descrie excepția apărută.</text:p>
          </table:table-cell>
        </table:table-row>
      </table:table>
      <text:p text:style-name="P10"/>
      <text:h text:style-name="P102" text:outline-level="3"><text:bookmark-start text:name="__RefHeading___Toc183_3943002874"/>4.<text:span text:style-name="T18">2</text:span>.<text:span text:style-name="T12">2</text:span>. Redarea unui <text:span text:style-name="T11">playlist</text:span><text:bookmark-end text:name="__RefHeading___Toc183_3943002874"/></text:h>
      <text:p text:style-name="P14"/>
      <table:table table:name="Table2" table:style-name="Table2" table:template-name="Default Style">
        <table:table-column table:style-name="Table2.A"/>
        <table:table-column table:style-name="Table2.B"/>
        <text:soft-page-break/>
        <table:table-row>
          <table:table-cell table:style-name="Table2.A1" office:value-type="string">
            <text:p text:style-name="P37">Numele cazului de utilizare:</text:p>
          </table:table-cell>
          <table:table-cell table:style-name="Table2.B1" office:value-type="string">
            <text:p text:style-name="P49">Redarea unui playlist</text:p>
          </table:table-cell>
        </table:table-row>
        <table:table-row>
          <table:table-cell table:style-name="Table2.A2" office:value-type="string">
            <text:p text:style-name="P37">Rezumat:</text:p>
          </table:table-cell>
          <table:table-cell table:style-name="Table2.B2" office:value-type="string">
            <text:p text:style-name="P50">Această operație permite unui utilizator să redea un playlist cu mai multe fișiere mp3.</text:p>
          </table:table-cell>
        </table:table-row>
        <table:table-row>
          <table:table-cell table:style-name="Table2.A2" office:value-type="string">
            <text:p text:style-name="P37">Prioritate:</text:p>
          </table:table-cell>
          <table:table-cell table:style-name="Table2.B2" office:value-type="string">
            <text:p text:style-name="P51">Crucială</text:p>
          </table:table-cell>
        </table:table-row>
        <table:table-row>
          <table:table-cell table:style-name="Table2.A2" office:value-type="string">
            <text:p text:style-name="P37">Declanșator:</text:p>
          </table:table-cell>
          <table:table-cell table:style-name="Table2.B2" office:value-type="string">
            <text:p text:style-name="P53">Utilizatorul decide să redea un playlist.</text:p>
          </table:table-cell>
        </table:table-row>
        <table:table-row>
          <table:table-cell table:style-name="Table2.A2" office:value-type="string">
            <text:p text:style-name="P37">Precondiție:</text:p>
          </table:table-cell>
          <table:table-cell table:style-name="Table2.B2" office:value-type="string">
            <text:p text:style-name="P58">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37">Calea standard:</text:p>
          </table:table-cell>
          <table:table-cell table:style-name="Table2.B2" office:value-type="string">
            <text:p text:style-name="P63">1. Utilizatorul deschide aplicația.</text:p>
            <text:p text:style-name="P63">2. Utilizatorul <text:span text:style-name="T26">apasă pe Meniu.</text:span></text:p>
            <text:p text:style-name="P69">3. Utlizatorul apasă pe Deschidere Playlist.</text:p>
            <text:p text:style-name="P69">4. Utilizatorul selectează un fișier valid pentru playlist.</text:p>
            <text:p text:style-name="P70">5. Se începe redarea playlist-ului.</text:p>
          </table:table-cell>
        </table:table-row>
        <table:table-row>
          <table:table-cell table:style-name="Table2.A2" office:value-type="string">
            <text:p text:style-name="P37">Parcurgere alternativă:</text:p>
          </table:table-cell>
          <table:table-cell table:style-name="Table2.B2" office:value-type="string">
            <text:p text:style-name="P47">Nu există</text:p>
          </table:table-cell>
        </table:table-row>
        <table:table-row>
          <table:table-cell table:style-name="Table2.A2" office:value-type="string">
            <text:p text:style-name="P37">Post condiție:</text:p>
          </table:table-cell>
          <table:table-cell table:style-name="Table2.B2" office:value-type="string">
            <text:p text:style-name="P71">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30">De asemenea, utilizatorul poate alege melodia ce se va reda, selectând numele acesteia într-o listă.</text:span></text:p>
          </table:table-cell>
        </table:table-row>
        <table:table-row>
          <table:table-cell table:style-name="Table2.A2" office:value-type="string">
            <text:p text:style-name="P43">Calea cu excepții:</text:p>
          </table:table-cell>
          <table:table-cell table:style-name="Table2.B2" office:value-type="string">
            <text:p text:style-name="P72">1. Dacă utilizatorul deschide un fișier txt ce nu corespunde unui playlist, i se va comunica că nu se cunoaște tipul de fișier. Pentru a ieși din această stare, utilizatorul trebuie să selecteze o altă opțiune din Meniu.</text:p>
            <text:p text:style-name="P73">2. Dacă apar alte excepții în program, va fi afișat un MessageBox ce descrie excepția apărută.</text:p>
          </table:table-cell>
        </table:table-row>
      </table:table>
      <text:p text:style-name="P14"/>
      <text:h text:style-name="P103" text:outline-level="3" text:is-list-header="true"/>
      <text:h text:style-name="P103" text:outline-level="3"><text:bookmark-start text:name="__RefHeading___Toc185_3943002874"/>4.<text:span text:style-name="T18">2</text:span>.<text:span text:style-name="T13">3</text:span>. Redarea unui <text:span text:style-name="T13">post radio</text:span><text:bookmark-end text:name="__RefHeading___Toc185_3943002874"/></text:h>
      <text:p text:style-name="P15"/>
      <table:table table:name="Table3" table:style-name="Table3" table:template-name="Default Style">
        <table:table-column table:style-name="Table3.A"/>
        <table:table-column table:style-name="Table3.B"/>
        <table:table-row>
          <table:table-cell table:style-name="Table3.A1" office:value-type="string">
            <text:p text:style-name="P38">Numele cazului de utilizare:</text:p>
          </table:table-cell>
          <table:table-cell table:style-name="Table3.B1" office:value-type="string">
            <text:p text:style-name="P49">Redarea unui post radio</text:p>
          </table:table-cell>
        </table:table-row>
        <table:table-row>
          <table:table-cell table:style-name="Table3.A2" office:value-type="string">
            <text:p text:style-name="P38">Rezumat:</text:p>
          </table:table-cell>
          <table:table-cell table:style-name="Table3.B2" office:value-type="string">
            <text:p text:style-name="P50">Această operație permite unui utilizator să <text:span text:style-name="T22">asculte un post radio din lista prestabilită.</text:span></text:p>
          </table:table-cell>
        </table:table-row>
        <table:table-row>
          <table:table-cell table:style-name="Table3.A2" office:value-type="string">
            <text:p text:style-name="P38">Prioritate:</text:p>
          </table:table-cell>
          <table:table-cell table:style-name="Table3.B2" office:value-type="string">
            <text:p text:style-name="P51">Crucială</text:p>
          </table:table-cell>
        </table:table-row>
        <table:table-row>
          <table:table-cell table:style-name="Table3.A2" office:value-type="string">
            <text:p text:style-name="P38">Declanșator:</text:p>
          </table:table-cell>
          <table:table-cell table:style-name="Table3.B2" office:value-type="string">
            <text:p text:style-name="P54">Utilizatorul decide să <text:span text:style-name="T21">asculte un post radio.</text:span></text:p>
          </table:table-cell>
        </table:table-row>
        <text:soft-page-break/>
        <table:table-row>
          <table:table-cell table:style-name="Table3.A2" office:value-type="string">
            <text:p text:style-name="P38">Precondiție:</text:p>
          </table:table-cell>
          <table:table-cell table:style-name="Table3.B2" office:value-type="string">
            <text:p text:style-name="P59">Utilizatorul trebuie să aibă instalat un sistem de operare ce oferă suport pentru obiectul COM AxWindowsMediaPlayer și <text:span text:style-name="T23">să aibă o conexiune la internet pentru a reda posturile radio.</text:span></text:p>
          </table:table-cell>
        </table:table-row>
        <table:table-row>
          <table:table-cell table:style-name="Table3.A2" office:value-type="string">
            <text:p text:style-name="P38">Calea standard:</text:p>
          </table:table-cell>
          <table:table-cell table:style-name="Table3.B2" office:value-type="string">
            <text:p text:style-name="P64">1. Utilizatorul deschide aplicația.</text:p>
            <text:p text:style-name="P64">2. Utilizatorul <text:span text:style-name="T26">apasă pe Meniu.</text:span></text:p>
            <text:p text:style-name="P77">3. Utilizatorul apasă pe Ascultare post radio.</text:p>
            <text:p text:style-name="P77">4. Se redă primul post radio din lista predefinită.</text:p>
          </table:table-cell>
        </table:table-row>
        <table:table-row>
          <table:table-cell table:style-name="Table3.A2" office:value-type="string">
            <text:p text:style-name="P38">Parcurgere alternativă:</text:p>
          </table:table-cell>
          <table:table-cell table:style-name="Table3.B2" office:value-type="string">
            <text:p text:style-name="P47">Nu există</text:p>
          </table:table-cell>
        </table:table-row>
        <table:table-row>
          <table:table-cell table:style-name="Table3.A2" office:value-type="string">
            <text:p text:style-name="P38">Post condiție:</text:p>
          </table:table-cell>
          <table:table-cell table:style-name="Table3.B2" office:value-type="string">
            <text:p text:style-name="P80">Utlizatorul poate asculta primul post radio. Acesta poate alege unul din posturile radio predefinite, selectând numele acestuia într-o listă.</text:p>
          </table:table-cell>
        </table:table-row>
        <table:table-row>
          <table:table-cell table:style-name="Table3.A2" office:value-type="string">
            <text:p text:style-name="P44">Calea cu excepții:</text:p>
          </table:table-cell>
          <table:table-cell table:style-name="Table3.B2" office:value-type="string">
            <text:p text:style-name="P81">1. În cazul în care utilizatorul nu are acces la internet, nu se va putea reda conținutul postului radio.</text:p>
            <text:p text:style-name="P74"><text:span text:style-name="T31">2. </text:span>Dacă apar alte excepții în program, va fi afișat un MessageBox ce descrie excepția apărută.</text:p>
          </table:table-cell>
        </table:table-row>
      </table:table>
      <text:p text:style-name="P9"/>
      <text:h text:style-name="P104" text:outline-level="3"><text:bookmark-start text:name="__RefHeading___Toc187_3943002874"/>4.<text:span text:style-name="T18">2</text:span>.<text:span text:style-name="T14">4</text:span>. <text:span text:style-name="T14">Crearea unui playlist</text:span><text:bookmark-end text:name="__RefHeading___Toc187_3943002874"/></text:h>
      <text:p text:style-name="P16"/>
      <table:table table:name="Table4" table:style-name="Table4" table:template-name="Default Style">
        <table:table-column table:style-name="Table4.A"/>
        <table:table-column table:style-name="Table4.B"/>
        <table:table-row>
          <table:table-cell table:style-name="Table4.A1" office:value-type="string">
            <text:p text:style-name="P39">Numele cazului de utilizare:</text:p>
          </table:table-cell>
          <table:table-cell table:style-name="Table4.B1" office:value-type="string">
            <text:p text:style-name="P49">Crearea unui playlist</text:p>
          </table:table-cell>
        </table:table-row>
        <table:table-row>
          <table:table-cell table:style-name="Table4.A2" office:value-type="string">
            <text:p text:style-name="P39">Rezumat:</text:p>
          </table:table-cell>
          <table:table-cell table:style-name="Table4.B2" office:value-type="string">
            <text:p text:style-name="P55">Această operație permite unui utilizator crearea unui nou playlist format din unul sau mai multe fișiere mp3.</text:p>
          </table:table-cell>
        </table:table-row>
        <table:table-row>
          <table:table-cell table:style-name="Table4.A2" office:value-type="string">
            <text:p text:style-name="P39">Prioritate:</text:p>
          </table:table-cell>
          <table:table-cell table:style-name="Table4.B2" office:value-type="string">
            <text:p text:style-name="P51">Crucială</text:p>
          </table:table-cell>
        </table:table-row>
        <table:table-row>
          <table:table-cell table:style-name="Table4.A2" office:value-type="string">
            <text:p text:style-name="P39">Declanșator:</text:p>
          </table:table-cell>
          <table:table-cell table:style-name="Table4.B2" office:value-type="string">
            <text:p text:style-name="P56">Utilizatorul decide să creeze un nou playlist.</text:p>
          </table:table-cell>
        </table:table-row>
        <table:table-row>
          <table:table-cell table:style-name="Table4.A2" office:value-type="string">
            <text:p text:style-name="P39">Precondiție:</text:p>
          </table:table-cell>
          <table:table-cell table:style-name="Table4.B2" office:value-type="string">
            <text:p text:style-name="P60">Utilizatorul trebuie să aibă instalat un sistem de operare ce oferă suport pentru obiectul COM AxWindowsMediaPlayer și <text:span text:style-name="T24">să aibă fișiere mp3 pe care le poate adăuga la noul playlist.</text:span></text:p>
          </table:table-cell>
        </table:table-row>
        <table:table-row>
          <table:table-cell table:style-name="Table4.A2" office:value-type="string">
            <text:p text:style-name="P39">Calea standard:</text:p>
          </table:table-cell>
          <table:table-cell table:style-name="Table4.B2" office:value-type="string">
            <text:p text:style-name="P65">1. Utilizatorul deschide aplicația.</text:p>
            <text:p text:style-name="P65">2. Utilizatorul <text:span text:style-name="T26">apasă pe Meniu.</text:span></text:p>
            <text:p text:style-name="P78">3. Utilizatorul apasă pe <text:span text:style-name="T32">Creare playlist.</text:span></text:p>
            <text:p text:style-name="P82">4. Utilizatorul adaugă melodii apăsând butonul Adaugă și acestea vor apărea mai jos.</text:p>
            <text:p text:style-name="P82">5. După ce a adăugat toate melodiile dorite, utilizatorul poate apăsa butonul Salvează pentru a salva noul playlist.</text:p>
            <text:p text:style-name="P82">6. Utilizatorul scrie în caseta de dialog numele fișierului rezultat sau suprascrie alt fișier.</text:p>
            <text:p text:style-name="P85">7. Se elimină controalele, sistemul revenind în starea inițială.</text:p>
            <text:p text:style-name="P83">7. Noul playlist este disponibil în fișierul creat de utilizator.</text:p>
          </table:table-cell>
        </table:table-row>
        <table:table-row>
          <table:table-cell table:style-name="Table4.A2" office:value-type="string">
            <text:p text:style-name="P39">Parcurgere alternativă:</text:p>
          </table:table-cell>
          <table:table-cell table:style-name="Table4.B2" office:value-type="string">
            <text:p text:style-name="P48">Folosind funcția de modificare a unui playlist și salvând fișierul cu alt nume.</text:p>
          </table:table-cell>
        </table:table-row>
        <table:table-row>
          <table:table-cell table:style-name="Table4.A2" office:value-type="string">
            <text:p text:style-name="P39">Post condiție:</text:p>
          </table:table-cell>
          <table:table-cell table:style-name="Table4.B2" office:value-type="string">
            <text:p text:style-name="P84">Fișierul scris de utilizator poate fi redat folosind funcția de redare <text:soft-page-break/>playlist.</text:p>
          </table:table-cell>
        </table:table-row>
        <table:table-row>
          <table:table-cell table:style-name="Table4.A2" office:value-type="string">
            <text:p text:style-name="P45">Calea cu excepții:</text:p>
          </table:table-cell>
          <table:table-cell table:style-name="Table4.B2" office:value-type="string">
            <text:p text:style-name="P85">1. Dacă utilizatorul nu salvează fișierul, atunci se elimină c<text:span text:style-name="T33">e era completat în această stare.</text:span></text:p>
            <text:p text:style-name="P86">2. Dacă utilizatorul nu selectează niciun fișier și închide căsuța de dialog, nu se va întâmpla nimic.</text:p>
            <text:p text:style-name="P75"><text:span text:style-name="T33">3</text:span><text:span text:style-name="T31">. </text:span>Dacă apar alte excepții în program, va fi afișat un MessageBox ce descrie excepția apărută.</text:p>
          </table:table-cell>
        </table:table-row>
      </table:table>
      <text:p text:style-name="P11"/>
      <text:h text:style-name="P104" text:outline-level="3"><text:bookmark-start text:name="__RefHeading___Toc189_3943002874"/>4.<text:span text:style-name="T18">2</text:span>.<text:span text:style-name="T15">5</text:span>. <text:span text:style-name="T14">Modificarea unui playlist existent</text:span><text:bookmark-end text:name="__RefHeading___Toc189_3943002874"/></text:h>
      <text:p text:style-name="P16"/>
      <table:table table:name="Table5" table:style-name="Table5" table:template-name="Default Style">
        <table:table-column table:style-name="Table5.A"/>
        <table:table-column table:style-name="Table5.B"/>
        <table:table-row>
          <table:table-cell table:style-name="Table5.A1" office:value-type="string">
            <text:p text:style-name="P39">Numele cazului de utilizare:</text:p>
          </table:table-cell>
          <table:table-cell table:style-name="Table5.B1" office:value-type="string">
            <text:p text:style-name="P41">Modificarea unui playlist existent</text:p>
          </table:table-cell>
        </table:table-row>
        <table:table-row>
          <table:table-cell table:style-name="Table5.A2" office:value-type="string">
            <text:p text:style-name="P39">Rezumat:</text:p>
          </table:table-cell>
          <table:table-cell table:style-name="Table5.B2" office:value-type="string">
            <text:p text:style-name="P57">Utilizatorul poate să modifice un playlist deja creat, adăugând sau ștergând melodii din acesta.</text:p>
          </table:table-cell>
        </table:table-row>
        <table:table-row>
          <table:table-cell table:style-name="Table5.A2" office:value-type="string">
            <text:p text:style-name="P39">Prioritate:</text:p>
          </table:table-cell>
          <table:table-cell table:style-name="Table5.B2" office:value-type="string">
            <text:p text:style-name="P52">Crucială</text:p>
          </table:table-cell>
        </table:table-row>
        <table:table-row>
          <table:table-cell table:style-name="Table5.A2" office:value-type="string">
            <text:p text:style-name="P39">Declanșator:</text:p>
          </table:table-cell>
          <table:table-cell table:style-name="Table5.B2" office:value-type="string">
            <text:p text:style-name="P57">Utilizatorul dorește să modifice un playlist existent.</text:p>
          </table:table-cell>
        </table:table-row>
        <table:table-row>
          <table:table-cell table:style-name="Table5.A2" office:value-type="string">
            <text:p text:style-name="P39">Precondiție:</text:p>
          </table:table-cell>
          <table:table-cell table:style-name="Table5.B2" office:value-type="string">
            <text:p text:style-name="P61">Utilizatorul trebuie să aibă instalat un sistem de operare ce oferă suport pentru obiectul COM AxWindowsMediaPlayer și <text:span text:style-name="T25">să aibă un playlist pe care să-l modifice.</text:span></text:p>
          </table:table-cell>
        </table:table-row>
        <table:table-row>
          <table:table-cell table:style-name="Table5.A2" office:value-type="string">
            <text:p text:style-name="P39">Calea standard:</text:p>
          </table:table-cell>
          <table:table-cell table:style-name="Table5.B2" office:value-type="string">
            <text:p text:style-name="P66">1. Utilizatorul deschide aplicația.</text:p>
            <text:p text:style-name="P66">2. Utilizatorul <text:span text:style-name="T26">apasă pe Meniu.</text:span></text:p>
            <text:p text:style-name="P79">3. Utilizatorul apasă pe <text:span text:style-name="T34">Modificare playlist existent.</text:span></text:p>
            <text:p text:style-name="P87">4. Utilizatorul selectează un fișier playlist.</text:p>
            <text:p text:style-name="P87">5. În lista de elemente se afișează melodiile disponbile în playlist.</text:p>
            <text:p text:style-name="P87">6. Utilizatorul poate adăuga melodii apăsând butonul Adaugare fișier, după care trebuie să selecteze un fișier mp3.</text:p>
            <text:p text:style-name="P87">7. Utilizatorul poate să șteargă elementul selectat din listă apăsând butonul Ștergere index selectat.</text:p>
            <text:p text:style-name="P87">8. Utilizatorul poate salva fișierul modificat apăsând pe butonul Salvează playlist modificat.</text:p>
            <text:p text:style-name="P90">9. După ce s-a salvat fișierul, se elimină controalele de pe interfață, și se pot efectua alte operații în program.</text:p>
          </table:table-cell>
        </table:table-row>
        <table:table-row>
          <table:table-cell table:style-name="Table5.A2" office:value-type="string">
            <text:p text:style-name="P39">Parcurgere alternativă:</text:p>
          </table:table-cell>
          <table:table-cell table:style-name="Table5.B2" office:value-type="string">
            <text:p text:style-name="P48">Folosind funcția de creere a unui playlist și salvând fișierul, suprascriind un fișier existent.</text:p>
          </table:table-cell>
        </table:table-row>
        <table:table-row>
          <table:table-cell table:style-name="Table5.A2" office:value-type="string">
            <text:p text:style-name="P39">Post condiție:</text:p>
          </table:table-cell>
          <table:table-cell table:style-name="Table5.B2" office:value-type="string">
            <text:p text:style-name="P88">Playlistul salvat de utilizator poate fi redat cu funcția de redare playlist.</text:p>
          </table:table-cell>
        </table:table-row>
        <table:table-row>
          <table:table-cell table:style-name="Table5.A2" office:value-type="string">
            <text:p text:style-name="P45">Calea cu excepții:</text:p>
          </table:table-cell>
          <table:table-cell table:style-name="Table5.B2" office:value-type="string">
            <text:p text:style-name="P89">1. Dacă utilizatorul <text:span text:style-name="T36">renunță la adăugarea unui fișier, nu se va întâmpla nimic.</text:span></text:p>
            <text:p text:style-name="P89">2. Dacă utilizatorul salvează un playlist fără niciun element, <text:span text:style-name="T36">la redare</text:span> <text:span text:style-name="T35">se va afișa un MessageBox care să explice imposibilitatea redării </text:span><text:soft-page-break/><text:span text:style-name="T35">unui playlist fără elemente.</text:span></text:p>
            <text:p text:style-name="P90">3. Dacă utilizatorul nu salvează ce era în playlist-ul nou creat, nu se va întâmpla nimic.</text:p>
            <text:p text:style-name="P76"><text:span text:style-name="T37">4. </text:span>Dacă apar alte excepții în program, va fi afișat un MessageBox ce descrie excepția apărută.</text:p>
          </table:table-cell>
        </table:table-row>
      </table:table>
      <text:p text:style-name="P8"/>
      <text:p text:style-name="P8"/>
      <text:h text:style-name="P96" text:outline-level="1"><text:bookmark-start text:name="__RefHeading___Toc191_3943002874"/><text:span text:style-name="T1">5. </text:span>Cerinte nefunc<text:span text:style-name="T20">ț</text:span>ionale<text:bookmark-end text:name="__RefHeading___Toc191_3943002874"/></text:h>
      <text:p text:style-name="P16"/>
      <text:h text:style-name="P105" text:outline-level="3"><text:bookmark-start text:name="__RefHeading___Toc193_3943002874"/>5.1. Cerințe pentru interfața cu utilizatorul<text:bookmark-end text:name="__RefHeading___Toc193_3943002874"/></text:h>
      <text:p text:style-name="P24"/>
      <text:p text:style-name="P93">Interfața cu utilizatorul trebuie să fie intuitivă, atractivă și să ofere o navigare și organizare eficientă a funcționalităților aplicației MP3 player.</text:p>
      <text:p text:style-name="P93"/>
      <text:h text:style-name="P105" text:outline-level="3"><text:bookmark-start text:name="__RefHeading___Toc195_3943002874"/>5.2. Cerințe de performanță<text:bookmark-end text:name="__RefHeading___Toc195_3943002874"/></text:h>
      <text:p text:style-name="P24"/>
      <text:p text:style-name="P91"><text:span text:style-name="T5">S</text:span><text:span text:style-name="T4">istemul ar trebui să funcționeze în timp real: orice operație de redare sau modificare de playlist-uri, produsă de utilizator, ar trebui să se termine în mai puțin de 10 secunde. </text:span></text:p>
      <text:p text:style-name="P31">Sistemul ar trebui să permită playlist-uri cu măcar 20 de melodii.</text:p>
      <text:h text:style-name="P105" text:outline-level="3"/>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12T23:37:58.600000000</dc:date>
    <meta:editing-duration>PT3H22M57S</meta:editing-duration>
    <meta:editing-cycles>107</meta:editing-cycles>
    <meta:generator>LibreOffice/7.4.2.3$Windows_x86 LibreOffice_project/382eef1f22670f7f4118c8c2dd222ec7ad009daf</meta:generator>
    <meta:document-statistic meta:table-count="5" meta:image-count="0" meta:object-count="0" meta:page-count="9" meta:paragraph-count="184" meta:word-count="1854" meta:character-count="12483" meta:non-whitespace-character-count="10798"/>
  </office:meta>
</office:document-meta>
</file>